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8.543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3" office:value-type="string" calcext:value-type="string">
            <text:p>key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B2_0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C_STAR_B2_0</text:p>
          </table:table-cell>
          <table:table-cell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2</text:p>
            <text:p>* Peak wavelength: 185.0 nm</text:p>
            <text:p>* Peak wavelength type: far UV</text:p>
            <text:p/>
            <text:p>Temperature zone data:</text:p>
            <text:p>* Hot zone   : &lt; 1.00e+12 m</text:p>
            <text:p>* Warm zone  :   1.00e+12 ... 3.49e+12 m</text:p>
            <text:p>* Temp. zone :   3.49e+12 ... 4.94e+12 m</text:p>
            <text:p>* Cold zone  :   4.94e+12 ... 7.54e+12 m</text:p>
            <text:p>* Icy zone   : &gt; 4.77e+13 m</text:p>
          </table:table-cell>
          <table:table-cell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2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Гаряча зона  : &lt; 1.00e+12 м</text:p>
            <text:p>* Тепла зона   :   1.00e+12 ... 3.49e+12 м</text:p>
            <text:p>* Помірна зона :   3.49e+12 ... 4.94e+12 м</text:p>
            <text:p>* Холодна зона :   4.94e+12 ... 7.54e+12 м</text:p>
            <text:p>* Крижана зона : &gt; 4.77e+13 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B2_0_SYSTE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Віктор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B2_0_SYSTEM</text:p>
          </table:table-cell>
          <table:table-cell office:value-type="string" calcext:value-type="string">
            <text:p>A planetary system around the Victory A star.</text:p>
          </table:table-cell>
          <table:table-cell office:value-type="string" calcext:value-type="string">
            <text:p>Планетарна система зірки Вікторі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_PLANET_B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_PLANET_B</text:p>
          </table:table-cell>
          <table:table-cell office:value-type="string" calcext:value-type="string">
            <text:p>Gas giant in Victory planetary system.</text:p>
          </table:table-cell>
          <table:table-cell office:value-type="string" calcext:value-type="string">
            <text:p>Газовий гігант у планетарній системі Вікторі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</text:p>
          </table:table-cell>
          <table:table-cell office:value-type="string" calcext:value-type="string">
            <text:p>Spark A</text:p>
          </table:table-cell>
          <table:table-cell office:value-type="string" calcext:value-type="string">
            <text:p>Спарк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</text:p>
          </table:table-cell>
          <table:table-cell office:value-type="string" calcext:value-type="string">
            <text:p>A red dwarf in the heart of the Moirai cluster.</text:p>
          </table:table-cell>
          <table:table-cell office:value-type="string" calcext:value-type="string">
            <text:p>Червоний карлик у самому серці кластеру Мойр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M_159_SYSTEM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Спар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M_159_SYSTEM</text:p>
          </table:table-cell>
          <table:table-cell office:value-type="string" calcext:value-type="string">
            <text:p>A planetary system around the Spark A star.</text:p>
          </table:table-cell>
          <table:table-cell office:value-type="string" calcext:value-type="string">
            <text:p>Планетарна система зірки Спарк 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K_1_1</text:p>
          </table:table-cell>
          <table:table-cell office:value-type="string" calcext:value-type="string">
            <text:p>Victory B</text:p>
          </table:table-cell>
          <table:table-cell office:value-type="string" calcext:value-type="string">
            <text:p>Вікторі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K_1_1</text:p>
          </table:table-cell>
          <table:table-cell office:value-type="string" calcext:value-type="string">
            <text:p>A companion star in Victory star system.</text:p>
          </table:table-cell>
          <table:table-cell office:value-type="string" calcext:value-type="string">
            <text:p>Зірка-компаньйон у зоряній системі Вікторі.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9T00:33:46.632110399</dc:date>
    <meta:editing-duration>P1DT22H40M48S</meta:editing-duration>
    <meta:editing-cycles>46</meta:editing-cycles>
    <meta:generator>LibreOffice/7.3.7.2$Linux_X86_64 LibreOffice_project/30$Build-2</meta:generator>
    <meta:document-statistic meta:table-count="1" meta:cell-count="126" meta:object-count="0"/>
  </office:meta>
</office:document-meta>
</file>